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3fc5" officeooo:paragraph-rsid="00183f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To delete the key pair</text:p>
      <text:p text:style-name="Standard"/>
      <text:p text:style-name="Standard">aws ec2 delete-key-pair --key-name cli-key-pair</text:p>
      <text:p text:style-name="Standard"/>
      <text:p text:style-name="P1"/>
      <text:p text:style-name="P1">2) to describe the keypairs</text:p>
      <text:p text:style-name="P1"/>
      <text:p text:style-name="P1">aws ec2 describe-key-pairs</text:p>
      <text:p text:style-name="P1"/>
      <text:p text:style-name="P1">3) to create the keypair</text:p>
      <text:p text:style-name="P1"/>
      <text:p text:style-name="P1">aws ec2 create-key-pair --key-name cli-key-pair --query 'KeyMaterial' --output text &gt; cli-key-pair.pem</text:p>
      <text:p text:style-name="P1"><text:s text:c="62"/></text:p>
      <text:p text:style-name="P1"><text:s text:c="59"/></text:p>
      <text:p text:style-name="P1">4) to create ec2 instance</text:p>
      <text:p text:style-name="P1"/>
      <text:p text:style-name="P1">aws ec2 run-instances --image-id ami-xxxxxxxx --count 1 --instance-type t2.micro --key-name MyKeyPair --security-group-ids sg-903004f8 --subnet-id subnet-6e7f829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17:50:00.318564600</meta:creation-date>
    <dc:date>2022-04-06T18:29:34.350432108</dc:date>
    <meta:editing-duration>PT29M24S</meta:editing-duration>
    <meta:editing-cycles>1</meta:editing-cycles>
    <meta:document-statistic meta:table-count="0" meta:image-count="0" meta:object-count="0" meta:page-count="1" meta:paragraph-count="10" meta:word-count="65" meta:character-count="559" meta:non-whitespace-character-count="391"/>
    <meta:generator>LibreOffice/6.4.7.2$Linux_X86_64 LibreOffice_project/40$Build-2</meta:generator>
  </office:meta>
</office:document-meta>
</file>